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fill-color="#47b8b8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family="'Museo Sans 500'" style:font-family-generic="swiss" style:font-pitch="variable"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cm" svg:height="2cm" svg:x="7cm" svg:y="0.5cm">
          <text:p text:style-name="P1"><text:span text:style-name="T1">Dirección de Informatización</text:span></text:p>
          <text:p text:style-name="P1"><text:span text:style-name="T1">y Planificación Tecnológic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cm" svg:height="2cm" svg:x="11cm" svg:y="4cm">
          <text:p text:style-name="P1"><text:span text:style-name="T1">Programa de Informatización</text:span></text:p>
          <text:p text:style-name="P1"><text:span text:style-name="T1">y Planificación Tecnológic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cm" svg:height="2cm" svg:x="3cm" svg:y="4cm">
          <text:p text:style-name="P1"><text:span text:style-name="T1">Centro de</text:span></text:p>
          <text:p text:style-name="P1"><text:span text:style-name="T1">Cómputo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cm" svg:height="2cm" svg:x="4.5cm" svg:y="7.5cm">
          <text:p text:style-name="P1"><text:span text:style-name="T1">Área</text:span></text:p>
          <text:p text:style-name="P1"><text:span text:style-name="T1">Desarroll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cm" svg:height="2cm" svg:x="8cm" svg:y="7.5cm">
          <text:p text:style-name="P1"><text:span text:style-name="T1">Área de</text:span></text:p>
          <text:p text:style-name="P1"><text:span text:style-name="T1">Administración</text:span></text:p>
          <text:p text:style-name="P1"><text:span text:style-name="T1">de Sistema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5cm" svg:height="2cm" svg:x="12.5cm" svg:y="7.5cm">
          <text:p text:style-name="P1"><text:span text:style-name="T1">Área de </text:span></text:p>
          <text:p text:style-name="P1"><text:span text:style-name="T1">Soporte Técnic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cm" svg:height="2cm" svg:x="17.481cm" svg:y="7.482cm">
          <text:p text:style-name="P1"><text:span text:style-name="T1">Área de </text:span></text:p>
          <text:p text:style-name="P1"><text:span text:style-name="T1">Seguridad</text:span></text:p>
          <text:p text:style-name="P1"><text:span text:style-name="T1">de Sistema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5cm" svg:y1="2.5cm" svg:x2="6.5cm" svg:y2="4cm" draw:start-shape="id1" draw:start-glue-point="2" draw:end-shape="id2" draw:end-glue-point="0" svg:d="m10500 2500v750h-4000v750">
          <text:p/>
        </draw:connector>
        <draw:connector draw:style-name="gr2" draw:text-style-name="P2" draw:layer="layout" svg:x1="10.5cm" svg:y1="2.5cm" svg:x2="14.5cm" svg:y2="4cm" draw:start-shape="id1" draw:start-glue-point="2" draw:end-shape="id3" svg:d="m10500 2500v750h4000v750">
          <text:p/>
        </draw:connector>
        <draw:connector draw:style-name="gr2" draw:text-style-name="P2" draw:layer="layout" svg:x1="14.5cm" svg:y1="6cm" svg:x2="6cm" svg:y2="7.5cm" draw:start-shape="id3" draw:start-glue-point="2" draw:end-shape="id4" draw:end-glue-point="0" svg:d="m14500 6000v750h-8500v750">
          <text:p/>
        </draw:connector>
        <draw:connector draw:style-name="gr2" draw:text-style-name="P2" draw:layer="layout" svg:x1="14.5cm" svg:y1="6cm" svg:x2="10cm" svg:y2="7.5cm" draw:start-shape="id3" draw:start-glue-point="2" draw:end-shape="id5" draw:end-glue-point="0" svg:d="m14500 6000v750h-4500v750">
          <text:p/>
        </draw:connector>
        <draw:connector draw:style-name="gr2" draw:text-style-name="P2" draw:layer="layout" svg:x1="14.5cm" svg:y1="6cm" svg:x2="14.75cm" svg:y2="7.5cm" draw:start-shape="id3" draw:end-shape="id6" draw:end-glue-point="0" svg:d="m14500 6000v750h250v750">
          <text:p/>
        </draw:connector>
        <draw:connector draw:style-name="gr2" draw:text-style-name="P2" draw:layer="layout" svg:x1="14.5cm" svg:y1="6cm" svg:x2="18.981cm" svg:y2="7.482cm" draw:start-shape="id3" draw:end-shape="id7" draw:end-glue-point="0" svg:d="m14500 6000v741h4481v7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h" style:country-asian="CN" style:font-family-complex="'Nimbus Sans L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uro Torrez</meta:initial-creator>
    <meta:creation-date>2010-11-29T14:56:08</meta:creation-date>
    <dc:date>2011-04-20T01:33:37</dc:date>
    <dc:creator>Mauro Torrez</dc:creator>
    <meta:editing-duration>PT19M3S</meta:editing-duration>
    <meta:editing-cycles>3</meta:editing-cycles>
    <meta:generator>LibreOffice/3.3$Unix LibreOffice_project/330m19$Build-202</meta:generator>
    <meta:document-statistic meta:object-count="13"/>
  </office:meta>
</office:document-meta>
</file>